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5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mpon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Medikamen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Frische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rillenetui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Brillenputz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Heringe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zeug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4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5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5:49:45</dc:date>
    <meta:editing-duration>PT2H7M34S</meta:editing-duration>
    <meta:editing-cycles>23</meta:editing-cycles>
    <meta:generator>LibreOffice/3.3$Linux LibreOffice_project/330m19$Build-202</meta:generator>
    <dc:creator>orange </dc:creator>
    <meta:document-statistic meta:table-count="3" meta:cell-count="61" meta:object-count="0"/>
  </office:meta>
</office:document-meta>
</file>